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f4155" officeooo:paragraph-rsid="000f415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f4155" officeooo:paragraph-rsid="000f415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4155" officeooo:paragraph-rsid="000f415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e Beta</text:p>
      <text:p text:style-name="P3"/>
      <text:p text:style-name="P1">Realizado por pessoas desconhecidas.</text:p>
      <text:p text:style-name="P1">Realizado por um grande número de pessoas.</text:p>
      <text:p text:style-name="P1"/>
      <text:p text:style-name="P1">Realizar o teste a um grupo de pessoas específicas, exemplo:</text:p>
      <text:p text:style-name="P1"/>
      <text:p text:style-name="P2">Alunos de Medicina</text:p>
      <text:p text:style-name="P2"/>
      <text:p text:style-name="P1">O teste beta é como um pré-lançamento, ver qual o feedback dos usuários reais.</text:p>
      <text:p text:style-name="P1"/>
      <text:p text:style-name="P1">O Teste beta é feita a partir da Interface do usuário, Web, mobile, etc…</text:p>
      <text:p text:style-name="P1"/>
      <text:p text:style-name="P2"><text:span text:style-name="T1">Exemplo</text:span>: Copilot Beta</text:p>
      <text:p text:style-name="P1"/>
      <text:p text:style-name="P1">É dizer que o teste não está em sua melhor vers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2:13:01.477434194</meta:creation-date>
    <dc:date>2024-06-17T12:15:41.629324438</dc:date>
    <meta:editing-duration>PT2M41S</meta:editing-duration>
    <meta:editing-cycles>1</meta:editing-cycles>
    <meta:document-statistic meta:table-count="0" meta:image-count="0" meta:object-count="0" meta:page-count="1" meta:paragraph-count="9" meta:word-count="68" meta:character-count="387" meta:non-whitespace-character-count="328"/>
    <meta:generator>LibreOffice/7.3.7.2$Linux_X86_64 LibreOffice_project/30$Build-2</meta:generator>
  </office:meta>
</office:document-meta>
</file>